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Roboto" svg:font-family="Roboto"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office:font-face-decls>
  <office:automatic-styles>
    <style:style style:name="P1" style:family="paragraph" style:parent-style-name="Normal">
      <style:paragraph-properties fo:text-align="center" style:justify-single-word="false"/>
      <style:text-properties style:font-name="Times New Roman" fo:font-size="16pt" fo:language="fr" fo:country="FR" style:font-size-asian="16pt" style:font-name-complex="Times New Roman" style:font-size-complex="16pt"/>
    </style:style>
    <style:style style:name="P2" style:family="paragraph" style:parent-style-name="Normal">
      <style:text-properties style:font-name="Times New Roman" fo:language="fr" fo:country="FR" style:font-name-complex="Times New Roman"/>
    </style:style>
    <style:style style:name="P3" style:family="paragraph" style:parent-style-name="Normal">
      <style:paragraph-properties fo:margin-left="0.635cm" fo:margin-right="0cm" fo:text-indent="0cm" style:auto-text-indent="false">
        <style:tab-stops/>
      </style:paragraph-properties>
      <style:text-properties style:font-name="Times New Roman" fo:language="fr" fo:country="FR" style:font-name-complex="Times New Roman"/>
    </style:style>
    <style:style style:name="P4" style:family="paragraph" style:parent-style-name="Normal">
      <style:paragraph-properties fo:margin-left="0.635cm" fo:margin-right="0cm" fo:text-indent="0cm" style:auto-text-indent="false">
        <style:tab-stops/>
      </style:paragraph-properties>
      <style:text-properties style:font-name="Times New Roman" style:font-name-complex="Times New Roman"/>
    </style:style>
    <style:style style:name="P5" style:family="paragraph" style:parent-style-name="Normal">
      <style:paragraph-properties fo:margin-left="0.635cm" fo:margin-right="0cm" fo:text-align="justify" style:justify-single-word="false" fo:text-indent="0cm" style:auto-text-indent="false">
        <style:tab-stops/>
      </style:paragraph-properties>
      <style:text-properties style:font-name="Times New Roman" style:font-name-complex="Times New Roman"/>
    </style:style>
    <style:style style:name="P6" style:family="paragraph" style:parent-style-name="Normal">
      <style:paragraph-properties fo:margin-left="0.635cm" fo:margin-right="0cm" fo:text-indent="0cm" style:auto-text-indent="false">
        <style:tab-stops/>
      </style:paragraph-properties>
      <style:text-properties fo:language="fr" fo:country="FR"/>
    </style:style>
    <style:style style:name="P7" style:family="paragraph" style:parent-style-name="Normal">
      <style:paragraph-properties fo:text-align="justify" style:justify-single-word="false"/>
      <style:text-properties fo:language="fr" fo:country="FR"/>
    </style:style>
    <style:style style:name="P8" style:family="paragraph" style:parent-style-name="Normal">
      <style:text-properties fo:language="fr" fo:country="FR"/>
    </style:style>
    <style:style style:name="P9" style:family="paragraph" style:parent-style-name="Normal">
      <style:paragraph-properties fo:margin-left="0.635cm" fo:margin-right="0cm" fo:text-align="justify" style:justify-single-word="false" fo:text-indent="0cm" style:auto-text-indent="false">
        <style:tab-stops/>
      </style:paragraph-properties>
    </style:style>
    <style:style style:name="P10" style:family="paragraph" style:parent-style-name="Normal">
      <style:paragraph-properties fo:text-align="justify" style:justify-single-word="false"/>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Heading_20_1" style:list-style-name="L1">
      <style:text-properties fo:color="#000000" loext:opacity="100%" style:font-name="Times New Roman" fo:language="fr" fo:country="FR" fo:font-weight="bold" style:font-weight-asian="bold" style:font-name-complex="Times New Roman" style:font-weight-complex="bold"/>
    </style:style>
    <style:style style:name="P13" style:family="paragraph" style:parent-style-name="Heading_20_1" style:list-style-name="L1">
      <style:paragraph-properties fo:text-align="justify" style:justify-single-word="false"/>
      <style:text-properties fo:color="#000000" loext:opacity="100%" style:font-name="Times New Roman" fo:font-weight="bold" style:font-weight-asian="bold" style:font-name-complex="Times New Roman" style:font-weight-complex="bold"/>
    </style:style>
    <style:style style:name="P14" style:family="paragraph" style:parent-style-name="Heading_20_2" style:list-style-name="L1"/>
    <style:style style:name="P15" style:family="paragraph" style:parent-style-name="Heading_20_2" style:list-style-name="L1">
      <style:paragraph-properties fo:text-align="justify" style:justify-single-word="false"/>
      <style:text-properties style:use-window-font-color="true" loext:opacity="0%" style:font-name="Times New Roman" fo:font-weight="bold" style:font-weight-asian="bold" style:font-name-complex="Times New Roman" style:font-weight-complex="bold"/>
    </style:style>
    <style:style style:name="P16" style:family="paragraph" style:parent-style-name="Heading_20_2" style:list-style-name="L1">
      <style:text-properties style:use-window-font-color="true" loext:opacity="0%" style:font-name="Times New Roman" fo:font-weight="bold" style:font-weight-asian="bold" style:font-name-complex="Times New Roman" style:font-weight-complex="bold"/>
    </style:style>
    <style:style style:name="P17" style:family="paragraph" style:parent-style-name="Heading_20_2" style:list-style-name="L1">
      <style:paragraph-properties fo:text-align="justify" style:justify-single-word="false"/>
      <style:text-properties style:use-window-font-color="true" loext:opacity="0%" style:font-name="Times New Roman" fo:language="fr" fo:country="FR" fo:font-weight="bold" style:font-weight-asian="bold" style:font-name-complex="Times New Roman" style:font-weight-complex="bold"/>
    </style:style>
    <style:style style:name="P18" style:family="paragraph" style:parent-style-name="Heading_20_2" style:list-style-name="L1">
      <style:text-properties fo:color="#000000" loext:opacity="100%" style:font-name="Times New Roman" fo:language="fr" fo:country="FR" fo:font-weight="bold" style:font-weight-asian="bold" style:font-name-complex="Times New Roman" style:font-weight-complex="bold"/>
    </style:style>
    <style:style style:name="P19" style:family="paragraph" style:parent-style-name="Heading_20_3" style:list-style-name="L1">
      <style:paragraph-properties fo:text-align="justify" style:justify-single-word="false"/>
    </style:style>
    <style:style style:name="P20" style:family="paragraph" style:parent-style-name="Heading_20_3" style:list-style-name="L1">
      <style:paragraph-properties fo:text-align="justify" style:justify-single-word="false"/>
      <style:text-properties style:use-window-font-color="true" loext:opacity="0%" style:font-name="Times New Roman" fo:language="fr" fo:country="FR" fo:font-weight="bold" style:font-weight-asian="bold" style:font-name-complex="Times New Roman" style:font-weight-complex="bold"/>
    </style:style>
    <style:style style:name="P21" style:family="paragraph" style:parent-style-name="Heading_20_3">
      <style:text-properties fo:language="fr" fo:country="FR"/>
    </style:style>
    <style:style style:name="P22" style:family="paragraph" style:parent-style-name="Liste_20_à_20_puces" style:list-style-name="">
      <style:paragraph-properties fo:margin-left="0.635cm" fo:margin-right="0cm" fo:text-align="justify" style:justify-single-word="false" fo:text-indent="0cm" style:auto-text-indent="false">
        <style:tab-stops/>
      </style:paragraph-properties>
    </style:style>
    <style:style style:name="P23" style:family="paragraph" style:parent-style-name="Liste_20_à_20_puces" style:list-style-name="">
      <style:paragraph-properties fo:margin-left="0.635cm" fo:margin-right="0cm" fo:text-align="justify" style:justify-single-word="false" fo:text-indent="0cm" style:auto-text-indent="false">
        <style:tab-stops/>
      </style:paragraph-properties>
      <style:text-properties style:font-name="Times New Roman" fo:language="fr" fo:country="FR" style:font-name-complex="Times New Roman"/>
    </style:style>
    <style:style style:name="P24" style:family="paragraph" style:parent-style-name="Normal" style:master-page-name="MP0">
      <style:paragraph-properties fo:text-align="center" style:justify-single-word="false" style:page-number="auto" fo:break-before="page"/>
      <style:text-properties style:font-name="Times New Roman" fo:font-size="16pt" fo:language="fr" fo:country="FR" style:font-size-asian="16pt" style:font-name-complex="Times New Roman" style:font-size-complex="16pt"/>
    </style:style>
    <style:style style:name="P25" style:family="paragraph" style:parent-style-name="Normal">
      <style:text-properties fo:language="fr" fo:country="FR"/>
    </style:style>
    <style:style style:name="P26" style:family="paragraph" style:parent-style-name="Normal">
      <style:text-properties fo:language="fr" fo:country="FR" officeooo:rsid="000a16c4" officeooo:paragraph-rsid="000a16c4"/>
    </style:style>
    <style:style style:name="P27" style:family="paragraph" style:parent-style-name="Normal">
      <style:text-properties fo:font-size="11pt" fo:language="fr" fo:country="FR" officeooo:rsid="000a16c4" officeooo:paragraph-rsid="000a16c4" style:font-size-asian="11pt" style:font-size-complex="11pt"/>
    </style:style>
    <style:style style:name="P28" style:family="paragraph" style:parent-style-name="Paragraphe_20_de_20_liste" style:list-style-name="L2"/>
    <style:style style:name="T1" style:family="text">
      <style:text-properties style:font-name="Times New Roman" fo:language="fr" fo:country="FR" style:font-name-complex="Times New Roman"/>
    </style:style>
    <style:style style:name="T2" style:family="text">
      <style:text-properties style:font-name="Times New Roman" fo:language="fr" fo:country="FR" fo:font-style="italic" style:font-style-asian="italic" style:font-name-complex="Times New Roman" style:font-style-complex="italic"/>
    </style:style>
    <style:style style:name="T3" style:family="text">
      <style:text-properties style:font-name="Times New Roman" fo:language="fr" fo:country="FR" fo:font-style="italic" style:text-underline-style="solid" style:text-underline-width="auto" style:text-underline-color="font-color" style:text-underline-mode="continuous" style:text-overline-mode="continuous" style:text-line-through-mode="continuous" style:font-style-asian="italic" style:font-name-complex="Times New Roman" style:font-style-complex="italic"/>
    </style:style>
    <style:style style:name="T4" style:family="text">
      <style:text-properties style:font-name="Times New Roman" fo:language="fr" fo:country="FR" style:text-underline-style="solid" style:text-underline-width="auto" style:text-underline-color="font-color" style:text-underline-mode="continuous" style:text-overline-mode="continuous" style:text-line-through-mode="continuous" style:font-name-complex="Times New Roman"/>
    </style:style>
    <style:style style:name="T5" style:family="text">
      <style:text-properties style:font-name="Times New Roman" style:font-name-complex="Times New Roman"/>
    </style:style>
    <style:style style:name="T6" style:family="text">
      <style:text-properties style:font-name="Times New Roman" fo:font-style="italic" style:font-style-asian="italic" style:font-name-complex="Times New Roman" style:font-style-complex="italic"/>
    </style:style>
    <style:style style:name="T7" style:family="text">
      <style:text-properties style:use-window-font-color="true" loext:opacity="0%" style:font-name="Times New Roman" fo:language="fr" fo:country="FR" fo:font-weight="bold" style:font-weight-asian="bold" style:font-name-complex="Times New Roman" style:font-weight-complex="bold"/>
    </style:style>
    <style:style style:name="T8" style:family="text">
      <style:text-properties style:use-window-font-color="true" loext:opacity="0%" style:font-name="Times New Roman" fo:language="fr" fo:country="FR" fo:font-style="italic" fo:font-weight="bold" style:font-style-asian="italic" style:font-weight-asian="bold" style:font-name-complex="Times New Roman" style:font-style-complex="italic" style:font-weight-complex="bold"/>
    </style:style>
    <style:style style:name="T9" style:family="text">
      <style:text-properties style:use-window-font-color="true" loext:opacity="0%" style:font-name="Times New Roman" fo:font-weight="bold" style:font-weight-asian="bold" style:font-name-complex="Times New Roman" style:font-weight-complex="bold"/>
    </style:style>
    <style:style style:name="T10" style:family="text">
      <style:text-properties style:use-window-font-color="true" loext:opacity="0%" style:font-name="Times New Roman" fo:font-style="italic" fo:font-weight="bold" style:font-style-asian="italic" style:font-weight-asian="bold" style:font-name-complex="Times New Roman" style:font-style-complex="italic" style:font-weight-complex="bold"/>
    </style:style>
    <style:style style:name="T11" style:family="text">
      <style:text-properties officeooo:rsid="000bdff1"/>
    </style:style>
    <style:style style:name="T12" style:family="text">
      <style:text-properties style:font-name="sans-serif" fo:font-size="19.5pt" officeooo:rsid="000bdff1"/>
    </style:style>
    <style:style style:name="T13" style:family="text">
      <style:text-properties style:font-name="sans-serif" officeooo:rsid="000bdff1"/>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text-indent="-1.244cm" fo:margin-left="1.879cm"/>
        </style:list-level-properties>
      </text:list-level-style-number>
      <text:list-level-style-number text:level="3" text:style-name="WW_5f_CharLFO1LV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apport SYSG5 : Contrôle de Jobs</text:p>
      <text:p text:style-name="P1">Filipe PEREIRA MARTINS - 5809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28914127" text:style-name="L1">
        <text:list-item>
          <text:p text:style-name="P12"><text:soft-page-break/>Introduction</text:p>
        </text:list-item>
      </text:list>
      <text:p text:style-name="P6"/>
      <text:p text:style-name="P22"><text:span text:style-name="Police_20_par_20_défaut"><text:span text:style-name="T1">Le contrôle des jobs dans un système d'exploitation Linux est une fonctionnalité essentielle, qui permet aux utilisateurs du </text:span></text:span><text:span text:style-name="Police_20_par_20_défaut"><text:span text:style-name="T2">shell,</text:span></text:span><text:span text:style-name="Police_20_par_20_défaut"><text:span text:style-name="T1"> d'exécuter simultanément plusieurs commandes, tout en maintenant un contrôle précis sur leur exécution. Cette fonctionnalité permet d'assigner un job en "</text:span></text:span><text:span text:style-name="Police_20_par_20_défaut"><text:span text:style-name="T2">foreground</text:span></text:span><text:span text:style-name="Police_20_par_20_défaut"><text:span text:style-name="T1">", tandis que d'autres s'exécutent en "</text:span></text:span><text:span text:style-name="Police_20_par_20_défaut"><text:span text:style-name="T2">background</text:span></text:span><text:span text:style-name="Police_20_par_20_défaut"><text:span text:style-name="T1">", offrant ainsi une souplesse remarquable dans la gestion des tâches. Elle permet de stopper, de déplacer, et de surveiller les jobs en cours, offrant ainsi une solution pratique pour effectuer plusieurs opérations sans la nécessité d'ouvrir de nouvelles terminales.</text:span></text:span></text:p>
      <text:p text:style-name="P23">Cette recherche a été entreprise dans le but d'explorer en profondeur les mécanismes qui sous-tendent le contrôle des jobs dans Linux. Le rapport se compose de trois sections principales, chacune se focalisant sur un aspect spécifique du contrôle des jobs : les groupes de processus, les sessions de processus et le terminal de contrôle. En combinant ces trois sections, l’objectif est de fournir une vue d'ensemble complète du contrôle des jobs dans Linux, en commençant par ses bases et en progressant vers des techniques plus avancées.</text:p>
      <text:p text:style-name="P23"/>
      <text:p text:style-name="P23"/>
      <text:list xml:id="list84230260153326" text:continue-numbering="true" text:style-name="L1">
        <text:list-item>
          <text:p text:style-name="P13">Groupes de Processus</text:p>
        </text:list-item>
      </text:list>
      <text:p text:style-name="P10"/>
      <text:list xml:id="list84230612450274" text:continue-numbering="true" text:style-name="L1">
        <text:list-item>
          <text:list>
            <text:list-item>
              <text:p text:style-name="P15">Définition </text:p>
            </text:list-item>
          </text:list>
        </text:list-item>
      </text:list>
      <text:p text:style-name="P10"/>
      <text:p text:style-name="P22"><text:span text:style-name="Police_20_par_20_défaut"><text:span text:style-name="T1">Un groupe de processus est une collection d’un ou plusieurs processus qui partagent un identifiant de groupe de processus (</text:span></text:span><text:span text:style-name="Police_20_par_20_défaut"><text:span text:style-name="T2">PGID</text:span></text:span><text:span text:style-name="Police_20_par_20_défaut"><text:span text:style-name="T1">) commun. L'identifiant de groupe de processus (</text:span></text:span><text:span text:style-name="Police_20_par_20_défaut"><text:span text:style-name="T2">PGID</text:span></text:span><text:span text:style-name="Police_20_par_20_défaut"><text:span text:style-name="T1">) est un numéro de type </text:span></text:span><text:span text:style-name="Police_20_par_20_défaut"><text:span text:style-name="T2">pid_t</text:span></text:span><text:span text:style-name="Police_20_par_20_défaut"><text:span text:style-name="T1">, similaire à l'identifiant de processus (</text:span></text:span><text:span text:style-name="Police_20_par_20_défaut"><text:span text:style-name="T2">PID</text:span></text:span><text:span text:style-name="Police_20_par_20_défaut"><text:span text:style-name="T1">). Chaque groupe de processus est dirigé par un </text:span></text:span><text:span text:style-name="Police_20_par_20_défaut"><text:span text:style-name="T4">chef de groupe de processus</text:span></text:span><text:span text:style-name="Police_20_par_20_défaut"><text:span text:style-name="T1">, qui est le processus responsable de la création du groupe et dont l'identifiant de processus (</text:span></text:span><text:span text:style-name="Police_20_par_20_défaut"><text:span text:style-name="T2">PID</text:span></text:span><text:span text:style-name="Police_20_par_20_défaut"><text:span text:style-name="T1">) devient l'identifiant de groupe de processus (</text:span></text:span><text:span text:style-name="Police_20_par_20_défaut"><text:span text:style-name="T2">PGID</text:span></text:span><text:span text:style-name="Police_20_par_20_défaut"><text:span text:style-name="T1">) du groupe. Lorsqu'un nouveau processus est créé, </text:span></text:span><text:span text:style-name="Police_20_par_20_défaut"><text:span text:style-name="T4">il hérite automatiquement de l'identifiant de groupe de processus (</text:span></text:span><text:span text:style-name="Police_20_par_20_défaut"><text:span text:style-name="T3">PGID</text:span></text:span><text:span text:style-name="Police_20_par_20_défaut"><text:span text:style-name="T4">) de son processus parent</text:span></text:span><text:span text:style-name="Police_20_par_20_défaut"><text:span text:style-name="T1">. </text:span></text:span></text:p>
      <text:p text:style-name="P23"/>
      <text:list xml:id="list84230375814307" text:continue-numbering="true" text:style-name="L1">
        <text:list-item>
          <text:list>
            <text:list-item>
              <text:p text:style-name="P17">Création d’un nouveau groupe</text:p>
            </text:list-item>
          </text:list>
        </text:list-item>
      </text:list>
      <text:p text:style-name="P7"/>
      <text:list xml:id="list84231358571921" text:continue-numbering="true" text:style-name="L1">
        <text:list-item>
          <text:list>
            <text:list-item>
              <text:list>
                <text:list-item>
                  <text:p text:style-name="P19"><text:span text:style-name="Police_20_par_20_défaut"><text:span text:style-name="T7">L’appel système </text:span></text:span><text:span text:style-name="Police_20_par_20_défaut"><text:span text:style-name="T8">setpgid()</text:span></text:span></text:p>
                </text:list-item>
              </text:list>
            </text:list-item>
          </text:list>
        </text:list-item>
      </text:list>
      <text:p text:style-name="P8"/>
      <text:p text:style-name="P9"><text:span text:style-name="Police_20_par_20_défaut"><text:span text:style-name="T1">L’appel système </text:span></text:span><text:span text:style-name="Police_20_par_20_défaut"><text:span text:style-name="T2">setpgid (pid_t pid, pid_t pgid)</text:span></text:span><text:span text:style-name="Police_20_par_20_défaut"><text:span text:style-name="T1"> permet de modifier le groupe de processus auquel appartient un processus donné ou créer un nouveau groupe de processus. </text:span></text:span></text:p>
      <text:p text:style-name="P3">Paramètres :</text:p>
      <text:list text:style-name="L2">
        <text:list-item>
          <text:p text:style-name="P28"><text:span text:style-name="Police_20_par_20_défaut"><text:span text:style-name="T2">pid_t pid : </text:span></text:span><text:span text:style-name="Police_20_par_20_défaut"><text:span text:style-name="T1">C’est le PID du processus dont le groupe de processus doit être modifié (PGID). Si sa valeur est 0 alors la valeur du paramètre sera la même que le PID du processus appelant.</text:span></text:span></text:p>
        </text:list-item>
        <text:list-item>
          <text:p text:style-name="P28"><text:span text:style-name="Police_20_par_20_défaut"><text:span text:style-name="T2">pid_t pgid : </text:span></text:span><text:span text:style-name="Police_20_par_20_défaut"><text:span text:style-name="T1">C’est le PGID vers lequel le processus avec le PID spécifié doit être déplacé. Si le paramètre est spécifié comme 0, alors sa valeur sera la même qui le PID du processus appelant.</text:span></text:span></text:p>
        </text:list-item>
      </text:list>
      <text:p text:style-name="P11"><text:soft-page-break/><text:span text:style-name="Police_20_par_20_défaut"><text:span text:style-name="T1">Si les arguments </text:span></text:span><text:span text:style-name="Police_20_par_20_défaut"><text:span text:style-name="T2">pid</text:span></text:span><text:span text:style-name="Police_20_par_20_défaut"><text:span text:style-name="T1"> et </text:span></text:span><text:span text:style-name="Police_20_par_20_défaut"><text:span text:style-name="T2">pgid</text:span></text:span><text:span text:style-name="Police_20_par_20_défaut"><text:span text:style-name="T1"> spécifient le même processus (c'est-à-dire que </text:span></text:span><text:span text:style-name="Police_20_par_20_défaut"><text:span text:style-name="T2">pgid </text:span></text:span><text:span text:style-name="Police_20_par_20_défaut"><text:span text:style-name="T1">vaut 0 ou correspond au PID du processus spécifié par </text:span></text:span><text:span text:style-name="Police_20_par_20_défaut"><text:span text:style-name="T2">pid</text:span></text:span><text:span text:style-name="Police_20_par_20_défaut"><text:span text:style-name="T1">), un nouveau groupe de processus est créé et le leader de ce nouveau groupe est le processus spécifié (processus appelant si pid vaut 0). </text:span></text:span></text:p>
      <text:p text:style-name="P11"><text:span text:style-name="Police_20_par_20_défaut"><text:span text:style-name="T1">Une restriction importante à savoir est qu’un processus ne peut pas modifier le PGID d’un de ses enfants lorsque celui-ci a effectué un </text:span></text:span><text:span text:style-name="Police_20_par_20_défaut"><text:span text:style-name="T2">exec (). </text:span></text:span><text:span text:style-name="Police_20_par_20_défaut"><text:span text:style-name="T1">Si ça arrive une erreur </text:span></text:span><text:span text:style-name="Police_20_par_20_défaut"><text:span text:style-name="T2">EACCES </text:span></text:span><text:span text:style-name="Police_20_par_20_défaut"><text:span text:style-name="T1">sera déclenché. </text:span></text:span></text:p>
      <text:p text:style-name="P3"/>
      <text:list xml:id="list84231771717367" text:continue-list="list84231358571921" text:style-name="L1">
        <text:list-item>
          <text:list>
            <text:list-item>
              <text:list>
                <text:list-item>
                  <text:p text:style-name="P20"><text:bookmark-start text:name="_Hlk147677328"/>L’utilisation dans le contrôle de jobs </text:p>
                </text:list-item>
              </text:list>
            </text:list-item>
          </text:list>
        </text:list-item>
      </text:list>
      <text:p text:style-name="P8"><text:bookmark-end text:name="_Hlk147677328"/></text:p>
      <text:p text:style-name="P9"><text:span text:style-name="Police_20_par_20_défaut"><text:span text:style-name="T1">Dans le contexte du contrôle de jobs, il est essentiel de regrouper tous les processus d'un job (par exemple, une commande ou un pipeline) dans un seul groupe de processus. Cela permet au </text:span></text:span><text:span text:style-name="Police_20_par_20_défaut"><text:span text:style-name="T2">shell</text:span></text:span><text:span text:style-name="Police_20_par_20_défaut"><text:span text:style-name="T1"> de gérer efficacement ces processus en envoyant simultanément des signaux à tous les membres du groupe de processus. Cependant, une problématique se pose : comment modifier le PGID (des processus enfants d'un des processus d'un job ? Cette question découle de l'imprévisibilité de l'ordonnanceur lors de l'appel à </text:span></text:span><text:span text:style-name="Police_20_par_20_défaut"><text:span text:style-name="T2">fork()</text:span></text:span><text:span text:style-name="Police_20_par_20_défaut"><text:span text:style-name="T1"> : nous ne pouvons pas garantir quel processus, le père ou le fils, sera le premier à s'exécuter.</text:span></text:span></text:p>
      <text:p text:style-name="P9"><text:span text:style-name="Police_20_par_20_défaut"><text:span text:style-name="T1">Pour résoudre ce problème, les </text:span></text:span><text:span text:style-name="Police_20_par_20_défaut"><text:span text:style-name="T2">shells</text:span></text:span><text:span text:style-name="Police_20_par_20_défaut"><text:span text:style-name="T1"> de contrôle de jobs sont programmés de manière à ce que le père et le fils appellent tous les deux </text:span></text:span><text:span text:style-name="Police_20_par_20_défaut"><text:span text:style-name="T2">setpgid()</text:span></text:span><text:span text:style-name="Police_20_par_20_défaut"><text:span text:style-name="T1"> immédiatement après l'appel à </text:span></text:span><text:span text:style-name="Police_20_par_20_défaut"><text:span text:style-name="T2">fork().</text:span></text:span><text:span text:style-name="Police_20_par_20_défaut"><text:span text:style-name="T1"> Cette approche garantit que le PGID du fils est modifié, indépendamment de l'ordre d'exécution des processus. Si le père n’est pas le premier à appeler </text:span></text:span><text:span text:style-name="Police_20_par_20_défaut"><text:span text:style-name="T2">setpgid(),</text:span></text:span><text:span text:style-name="Police_20_par_20_défaut"><text:span text:style-name="T1"> il recevra une erreur EACCES puisque le fils a déjà changé son PGID et a effectué un exec(), pour remédier à ce problème il va tout simplement ignorer l’occurrence de cette erreur après l’appel de </text:span></text:span><text:span text:style-name="Police_20_par_20_défaut"><text:span text:style-name="T2">setpgid(). </text:span></text:span></text:p>
      <text:p text:style-name="P3"/>
      <text:list xml:id="list84230870773573" text:continue-numbering="true" text:style-name="L1">
        <text:list-item>
          <text:p text:style-name="P13"><text:bookmark-start text:name="_Hlk147677863"/>Sessions </text:p>
        </text:list-item>
      </text:list>
      <text:p text:style-name="Normal"><text:bookmark-end text:name="_Hlk147677863"/></text:p>
      <text:list xml:id="list84230070162906" text:continue-numbering="true" text:style-name="L1">
        <text:list-item>
          <text:list>
            <text:list-item>
              <text:p text:style-name="P16"><text:bookmark-start text:name="_Hlk147677136"/>Définition</text:p>
            </text:list-item>
          </text:list>
        </text:list-item>
      </text:list>
      <text:p text:style-name="P11"><text:bookmark-end text:name="_Hlk147677136"/></text:p>
      <text:p text:style-name="P3">Une session est un regroupement de plusieurs groupes de processus. La participation d'un processus à une session est déterminée par son identifiant de session (SID). Le leader de session est le processus responsable de la création d'une nouvelle session et dont sont identifiant (PID) devient l'identifiant de session (SID) de cette session. Lorsqu'un nouveau processus est créé, il hérite automatiquement de l'identifiant de session (SID) de son processus parent. </text:p>
      <text:list xml:id="list84231919169997" text:continue-numbering="true" text:style-name="L1">
        <text:list-item>
          <text:list>
            <text:list-item>
              <text:p text:style-name="P18">Création d’une session</text:p>
            </text:list-item>
          </text:list>
        </text:list-item>
      </text:list>
      <text:p text:style-name="P8"/>
      <text:list xml:id="list84231250230157" text:continue-numbering="true" text:style-name="L1">
        <text:list-item>
          <text:list>
            <text:list-item>
              <text:list>
                <text:list-item>
                  <text:p text:style-name="P19"><text:bookmark-start text:name="_Hlk147678652"/><text:span text:style-name="Police_20_par_20_défaut"><text:span text:style-name="T7">L’appel système </text:span></text:span><text:span text:style-name="Police_20_par_20_défaut"><text:span text:style-name="T8">setsid()</text:span></text:span></text:p>
                </text:list-item>
              </text:list>
            </text:list-item>
          </text:list>
        </text:list-item>
      </text:list>
      <text:p text:style-name="P6"><text:bookmark-end text:name="_Hlk147678652"/></text:p>
      <text:p text:style-name="P11"><text:span text:style-name="Police_20_par_20_défaut"><text:span text:style-name="T1">L’appel système </text:span></text:span><text:span text:style-name="Police_20_par_20_défaut"><text:span text:style-name="T5">pid_t setsid(void) permet de créer une nouvelle session et définir le processus appelant comme le leader de cette session. Le PGID et SID deviennent le même que le PID du processus appelant. </text:span></text:span></text:p>
      <text:p text:style-name="P11"><text:span text:style-name="Police_20_par_20_défaut"><text:span text:style-name="T5">Il est important de noter que, d'une part, un leader de groupe de processus existant ne peut pas créer une nouvelle session. D'autre part, lorsqu'un processus fait l'appel à </text:span></text:span><text:span text:style-name="Police_20_par_20_défaut"><text:span text:style-name="T6">setsid()</text:span></text:span><text:span text:style-name="Police_20_par_20_défaut"><text:span text:style-name="T5">, il perd toute connexion préexistante au terminal de contrôle.</text:span></text:span></text:p>
      <text:list xml:id="list84231342410120" text:continue-numbering="true" text:style-name="L1">
        <text:list-item>
          <text:p text:style-name="P13"><text:soft-page-break/>Terminales de contrôle </text:p>
        </text:list-item>
      </text:list>
      <text:p text:style-name="Normal"/>
      <text:p text:style-name="P4">Un terminal de contrôle est un terminal spécial associé à une session de processus. Il sert de point de communication principal entre une session et l'utilisateur, permettant aux processus de cette session d'interagir avec l'utilisateur via le terminal. Tous les processus d’une session peuvent avoir un seul et unique terminal de contrôle. </text:p>
      <text:p text:style-name="P4"/>
      <text:list xml:id="list84230148241846" text:continue-numbering="true" text:style-name="L1">
        <text:list-item>
          <text:list>
            <text:list-item>
              <text:p text:style-name="P16"><text:bookmark-start text:name="_Hlk147678402"/>Association <text:bookmark-start text:name="_Hlk147678097"/>à un terminal de contrôle </text:p>
            </text:list-item>
          </text:list>
        </text:list-item>
      </text:list>
      <text:p text:style-name="Normal"/>
      <text:p text:style-name="P5">Comme expliqué au point 3.2.1, lorsqu'une nouvelle session est créée, le processus leader de cette session n'a pas encore de connexion au terminal de contrôle. En d'autres termes, à sa création, une session ne dispose pas encore d'un terminal de contrôle associé.</text:p>
      <text:p text:style-name="P5">Pour qu'une session puisse établir une connexion avec un terminal de contrôle, le processus leader de cette session doit ouvrir un nouveau terminal de contrôle. Il est essentiel de noter que ce terminal ne doit en aucun cas être déjà associé à une autre session. Lorsque le leader de la session réussit à établir cette connexion avec le terminal, il devient ce que l'on appelle le processus contrôleur. Les détails sur les implications de ce rôle seront expliqués dans la suite.</text:p>
      <text:p text:style-name="Normal"/>
      <text:list xml:id="list84230800622929" text:continue-numbering="true" text:style-name="L1">
        <text:list-item>
          <text:list>
            <text:list-item>
              <text:p text:style-name="P16"><text:bookmark-end text:name="_Hlk147678097"/><text:bookmark-end text:name="_Hlk147678402"/>Dissociation à un terminal de contrôle </text:p>
            </text:list-item>
          </text:list>
        </text:list-item>
      </text:list>
      <text:p text:style-name="Normal"/>
      <text:list xml:id="list84230970387627" text:continue-numbering="true" text:style-name="L1">
        <text:list-item>
          <text:list>
            <text:list-item>
              <text:p text:style-name="P14"><text:span text:style-name="Police_20_par_20_défaut"><text:span text:style-name="T9">Processus en </text:span></text:span><text:span text:style-name="Police_20_par_20_défaut"><text:span text:style-name="T10">Background</text:span></text:span><text:span text:style-name="Police_20_par_20_défaut"><text:span text:style-name="T9"> et </text:span></text:span><text:span text:style-name="Police_20_par_20_défaut"><text:span text:style-name="T10">Foreground</text:span></text:span></text:p>
            </text:list-item>
          </text:list>
        </text:list-item>
      </text:list>
      <text:p text:style-name="Normal"/>
      <text:list xml:id="list84231154905089" text:continue-numbering="true" text:style-name="L1">
        <text:list-item>
          <text:list>
            <text:list-item>
              <text:list>
                <text:list-item>
                  <text:p text:style-name="P20">L’accès au terminal (SIGTTIN et SIGTTOU)</text:p>
                </text:list-item>
              </text:list>
            </text:list-item>
          </text:list>
        </text:list-item>
      </text:list>
      <text:p text:style-name="P8"/>
      <text:list xml:id="list84230266913433" text:continue-numbering="true" text:style-name="L1">
        <text:list-item>
          <text:list>
            <text:list-item>
              <text:p text:style-name="P16">Le signal SIGHUP</text:p>
            </text:list-item>
          </text:list>
        </text:list-item>
      </text:list>
      <text:p text:style-name="Normal"/>
      <text:list xml:id="list84231133007435" text:continue-numbering="true" text:style-name="L1">
        <text:list-item>
          <text:p text:style-name="P13">Contrôle de jobs </text:p>
        </text:list-item>
      </text:list>
      <text:p text:style-name="Normal"/>
      <text:list xml:id="list84230414081988" text:continue-numbering="true" text:style-name="L1">
        <text:list-item>
          <text:list>
            <text:list-item>
              <text:p text:style-name="P14"><text:span text:style-name="Police_20_par_20_défaut"><text:span text:style-name="T9">L’utilisation dans le </text:span></text:span><text:span text:style-name="Police_20_par_20_défaut"><text:span text:style-name="T10">shell</text:span></text:span></text:p>
            </text:list-item>
          </text:list>
        </text:list-item>
      </text:list>
      <text:p text:style-name="Normal"/>
      <text:p text:style-name="Normal"/>
      <text:p text:style-name="Normal"/>
      <text:p text:style-name="Normal"/>
      <text:p text:style-name="P6"/>
      <text:p text:style-name="P8"/>
      <text:p text:style-name="P8"/>
      <text:p text:style-name="P26"><text:soft-page-break/>Bibliographie :</text:p>
      <text:p text:style-name="P26">The <text:s/>Design and Implementation of the FreeBSD Operating System, by Marshall Kirk McKusick, George V. Neville-Neil – Chapter 4.8 Process Groups and Sessions (<text:a xlink:type="simple" xlink:href="https://www.informit.com/articles/article.aspx?p=366888&amp;seqNum=8" text:style-name="Internet_20_link" text:visited-style-name="Visited_20_Internet_20_Link">https://www.informit.com/articles/article.aspx?p=366888&amp;seqNum=8</text:a>)</text:p>
      <text:p text:style-name="P26"/>
      <text:p text:style-name="P27">The Linux Programming <text:span text:style-name="T11">Int</text:span>erface <text:span text:style-name="T11">by Michael KerrisK – Chapter 34 </text:span><text:span text:style-name="T13">Process Groups, Sessions and Job Control (https://sciencesoftcode.files.wordpress.com/2018/12/the-linux-programming-interface-michael-kerrisk-1.pdf)</text:span></text:p>
      <text:p text:style-name="P8"/>
      <text:p text:style-name="P8"/>
      <text:h text:style-name="P21" text:outline-level="3"/>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Roboto" svg:font-family="Roboto"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BE"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B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e_20_à_20_puces" style:display-name="Liste à puces" style:family="paragraph" style:parent-style-name="Normal" style:list-style-name="LFO2">
      <style:paragraph-properties fo:margin-top="0cm" fo:margin-bottom="0.282cm" style:contextual-spacing="true" fo:hyphenation-ladder-count="no-limit"/>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style="normal" style:font-style-asian="normal" style:font-style-complex="normal"/>
    </style:style>
    <style:style style:name="WW_5f_CharLFO1LVL3" style:display-name="WW_CharLFO1LVL3" style:family="text">
      <style:text-properties fo:font-style="normal" style:font-style-asian="normal" style:font-style-complex="norma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dc:description/>
    <dc:subject/>
    <meta:initial-creator>Filipe Pereira</meta:initial-creator>
    <meta:creation-date>2023-10-10T19:15:00Z</meta:creation-date>
    <dc:date>2023-10-11T08:42:29.724483388</dc:date>
    <meta:editing-cycles>6</meta:editing-cycles>
    <meta:editing-duration>PT44M12S</meta:editing-duration>
    <meta:document-statistic meta:table-count="0" meta:image-count="0" meta:object-count="0" meta:page-count="5" meta:paragraph-count="40" meta:word-count="1094" meta:character-count="6978" meta:non-whitespace-character-count="5926"/>
    <meta:template xlink:type="simple" xlink:actuate="onRequest" xlink:title="" xlink:href="Normal"/>
  </office:meta>
</office:document-meta>
</file>